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letter-spacing="normal" fo:font-style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ick Davindson - <text:span text:style-name="T1">How to Make Games Which Make Money</text:span></text:p>
      <text:p text:style-name="P2"/>
      <text:p text:style-name="P1"/>
      <text:p text:style-name="P4">1. Cum incep?</text:p>
      <text:p text:style-name="P3"/>
      <text:p text:style-name="P3">Filosofia Game 1, Game 2, Game 3:</text:p>
      <text:p text:style-name="P3">Game 1:</text:p>
      <text:list xml:id="list1794005258602515136" text:style-name="L1">
        <text:list-item>
          <text:p text:style-name="P8">pentru primul joc nu fac nimic complicat.</text:p>
        </text:list-item>
        <text:list-item>
          <text:p text:style-name="P8">fac un joc simplu, de "practica" in care ma concentrez pe player experience</text:p>
        </text:list-item>
        <text:list-item>
          <text:p text:style-name="P8">nu trebuie sa-l fac complet, doar 2-3 nivele, etc</text:p>
        </text:list-item>
        <text:list-item>
          <text:p text:style-name="P8">ca durata de timp, nu lucrez mai mult de o luna la el</text:p>
        </text:list-item>
        <text:list-item>
          <text:p text:style-name="P8">prmul joc il pot face si fara programare (nu prea se aplica)</text:p>
        </text:list-item>
        <text:list-item>
          <text:p text:style-name="P8">UNITY e ultra indicat!!!</text:p>
        </text:list-item>
        <text:list-item>
          <text:p text:style-name="P8">pot sa creez un mod pt un alt joc</text:p>
        </text:list-item>
        <text:list-item>
          <text:p text:style-name="P8">TREBUIE SA-L PUBLIC!!!</text:p>
        </text:list-item>
        <text:list-item>
          <text:p text:style-name="P8">trebuie sa cer feedback si sa incep sa-mi formez o comunitate</text:p>
        </text:list-item>
      </text:list>
      <text:p text:style-name="P3"/>
      <text:p text:style-name="P3">Game 2:</text:p>
      <text:list xml:id="list1103828907185085972" text:style-name="L2">
        <text:list-item>
          <text:p text:style-name="P9">il fac un pic mai legat, mai complex, eventual cu un story</text:p>
        </text:list-item>
        <text:list-item>
          <text:p text:style-name="P9">ma axez pe monetizare, cu toate ca scopul nu e neaparat sa fac bani!!!!!</text:p>
        </text:list-item>
        <text:list-item>
          <text:p text:style-name="P9">ca durata de timp, intre 1 luna si 3 luni</text:p>
        </text:list-item>
        <text:list-item>
          <text:p text:style-name="P9">acum invat programare (C# sau C++) sau ma asociez cu un programator</text:p>
        </text:list-item>
      </text:list>
      <text:p text:style-name="P3"/>
      <text:p text:style-name="P3">Game 3:</text:p>
      <text:list xml:id="list959282432420024545" text:style-name="L3">
        <text:list-item>
          <text:p text:style-name="P10">abia l al treilea joc ma concentrez asupra aspectului financiar</text:p>
        </text:list-item>
        <text:list-item>
          <text:p text:style-name="P10">trebuie sa fie finisat, sa arate bine</text:p>
        </text:list-item>
        <text:list-item>
          <text:p text:style-name="P10">ma concentrez super mult pe partea de marketing!!!!</text:p>
        </text:list-item>
        <text:list-item>
          <text:p text:style-name="P10">ca durata de timp, pana in 12 luni</text:p>
        </text:list-item>
      </text:list>
      <text:p text:style-name="P3"/>
      <text:p text:style-name="P4">2. Player experience (PE) !!! </text:p>
      <text:p text:style-name="P4"/>
      <text:p text:style-name="P6">Fiecare decizie de design si dezvoltare trebuie sa sprijine ideea de baza a jocului.</text:p>
      <text:p text:style-name="P6">Ex: placerea de a rezolva puzzleuri, de a merge cu viteza, etc</text:p>
      <text:p text:style-name="P6"/>
      <text:p text:style-name="P6">Ajuta sa am leaderboards, concursuri, campionate, etc.</text:p>
      <text:p text:style-name="P6"/>
      <text:p text:style-name="P5">Tematica</text:p>
      <text:p text:style-name="P6">PE trebuie sa fie un sentiment singular: tensionat, rapid, amuzant, etc SI ATAT!!!!</text:p>
      <text:p text:style-name="P6">Introduc in joc tot ce poate spori sau intesifica sentimentul principal pe care vreau sa-l induc jucatorului.</text:p>
      <text:p text:style-name="P6"/>
      <text:p text:style-name="P5">Caracteristici</text:p>
      <text:p text:style-name="P6">PE este sustinut masiv prin mecanica jocului si prin ajustari.</text:p>
      <text:p text:style-name="P6"><text:soft-page-break/>Gameplay-ul trebuie sa fie constant.</text:p>
      <text:p text:style-name="P5">Dezvoltarea</text:p>
      <text:p text:style-name="P6">Imi stabilesc prioritati, taskuri, program strict de care ma tin, DISCIPLINA si FOCUS!!!!</text:p>
      <text:p text:style-name="P6"/>
      <text:p text:style-name="P5">Marketing</text:p>
      <text:p text:style-name="P6">PE ajuta ENORM marketingul, il face mult mai usor si vinde jocul de unul singur. Atrag revieweri, vloggeri, bloggeri mult mai usor daca PE este super solid!</text:p>
      <text:p text:style-name="P6"/>
      <text:p text:style-name="P4">3. Marketingul pe baza de poveste (SBM) !!! </text:p>
      <text:p text:style-name="P6"/>
      <text:p text:style-name="P6">Nu incep cu "Salut, am facut un joc, incercati-l!!!!". NEVER! Nu exista nicio poveste aici.</text:p>
      <text:p text:style-name="P6"/>
      <text:p text:style-name="P6">Trebuie sa am un story, un subiect. Ex: "Sim City a fost nasol, uite cum ar fi trebuit sa arate!!!"</text:p>
      <text:p text:style-name="P6"/>
      <text:p text:style-name="P6">Povestea trebuie sa fie interesanta, captivanta, sa starneasca curiozitatea si sa faca lumea sa vorbeasca, sa imprastie vorba.</text:p>
      <text:p text:style-name="P6"/>
      <text:p text:style-name="P6">Pot sa folosesc ce se afla acum in trend pentru a crea povestea si chiar jocul.</text:p>
      <text:p text:style-name="P6"/>
      <text:p text:style-name="P6">Pe langa povestea joculul, trebuie sa-mi gandesc foarte bine si povestea personala/studioului/companiei pe termen l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10S</meta:editing-duration>
    <meta:editing-cycles>25</meta:editing-cycles>
    <meta:generator>OpenOffice/4.1.3$Win32 OpenOffice.org_project/413m1$Build-9783</meta:generator>
    <dc:date>2018-04-13T22:13:47.28</dc:date>
    <meta:document-statistic meta:table-count="0" meta:image-count="0" meta:object-count="0" meta:page-count="2" meta:paragraph-count="43" meta:word-count="424" meta:character-count="2341"/>
    <meta:user-defined meta:name="Info 1"/>
    <meta:user-defined meta:name="Info 2"/>
    <meta:user-defined meta:name="Info 3"/>
    <meta:user-defined meta:name="Info 4"/>
  </office:meta>
</office:document-meta>
</file>